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1d60" officeooo:paragraph-rsid="001c1d60" style:text-blinking="false" fo:background-color="transparent" style:font-weight-asian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e768" officeooo:paragraph-rsid="001ce768" style:text-blinking="false" fo:background-color="transparent" style:font-weight-asian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1d60" style:text-blinking="false" fo:background-color="transparent"/>
    </style:style>
    <style:style style:name="P5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b9c3" style:text-blinking="false" fo:background-color="transparent"/>
    </style:style>
    <style:style style:name="P6" style:family="paragraph" style:parent-style-name="Standard">
      <style:paragraph-properties fo:margin-top="0.101cm" fo:margin-bottom="0.101cm" loext:contextual-spacing="false" fo:line-height="100%"/>
    </style:style>
    <style:style style:name="P7" style:family="paragraph" style:parent-style-name="Text_20_body">
      <style:paragraph-properties fo:margin-top="0.101cm" fo:margin-bottom="0.101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6d6f" style:text-blinking="false" fo:background-color="transparent"/>
    </style:style>
    <style:style style:name="P8" style:family="paragraph" style:parent-style-name="Text_20_body">
      <style:paragraph-properties fo:margin-top="0.101cm" fo:margin-bottom="0.101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d6f" officeooo:paragraph-rsid="00196d6f" style:text-blinking="false" fo:background-color="transparent"/>
    </style:style>
    <style:style style:name="P9" style:family="paragraph" style:parent-style-name="Text_20_body">
      <style:paragraph-properties fo:margin-top="0.101cm" fo:margin-bottom="0.101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65b" officeooo:paragraph-rsid="001ab65b" style:text-blinking="false" fo:background-color="transparent"/>
    </style:style>
    <style:style style:name="P10" style:family="paragraph" style:parent-style-name="Text_20_body">
      <style:paragraph-properties fo:margin-top="0.101cm" fo:margin-bottom="0.101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96d6f"/>
    </style:style>
    <style:style style:name="T2" style:family="text">
      <style:text-properties fo:font-weight="normal"/>
    </style:style>
    <style:style style:name="T3" style:family="text">
      <style:text-properties fo:font-weight="normal" officeooo:rsid="001cb9c3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196d6f" style:font-weight-asian="bold" style:font-weight-complex="bold"/>
    </style:style>
    <style:style style:name="T6" style:family="text">
      <style:text-properties officeooo:rsid="001c1d60" style:font-weight-asian="bold" style:font-weight-complex="bold"/>
    </style:style>
    <style:style style:name="T7" style:family="text">
      <style:text-properties officeooo:rsid="001ce7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Questão 1 – Número caracterizado</text:span></text:p>
      <text:p text:style-name="P8">Classificação: Lógica, operadores lógicos</text:p>
      <text:p text:style-name="P8">Dificuldade: média - difícil</text:p>
      <text:p text:style-name="P10"><text:span text:style-name="T1">Sem utilizar estruturas de decisão, f</text:span>aça um programa que exiba uma mensagem de true ou false para um número inserido pelo usuário. Esse número deve atender a<text:span text:style-name="T1">s seguintes restrições</text:span>:</text:p>
      <text:p text:style-name="P10"><text:span text:style-name="T1">Número que</text:span> esteja de 23 a 43 e não seja divisível por 5 ou por 3, ou um cujo último algarismo seja menor ou igual a 5 e o triplo do número <text:span text:style-name="T1">encontra-se</text:span> de 20 a 50, e, nesse caso, esse triplo não pode ser divisível por 5 e 3 ao mesmo tempo.”</text:p>
      <text:p text:style-name="P9">Exemplos: 14 &gt;&gt; True; 42 &gt;&gt; False</text:p>
      <text:p text:style-name="P6"/>
      <text:p text:style-name="P4"><text:span text:style-name="T6">Questão 2 – Somar grupos de dígitos</text:span></text:p>
      <text:p text:style-name="P2">Classificação: <text:span text:style-name="T7">Variáveis, operações aritméticas</text:span></text:p>
      <text:p text:style-name="P3">Dificuldade: fácil - média</text:p>
      <text:p text:style-name="P5"><text:bookmark text:name="docs-internal-guid-5bcd8dab-7fff-f6f5-f8fb-f70205a7f1bf"/><text:span text:style-name="T2">Dado um número de quatro dígitos, exibir a soma do primeiro e último dígitos, com o número </text:span><text:span text:style-name="T3">formado pelos dígitos</text:span><text:span text:style-name="T2"> do meio. </text:span></text:p>
      <text:p text:style-name="P5"><text:span text:style-name="T3">E</text:span><text:span text:style-name="T2">x</text:span><text:span text:style-name="T3">emplos</text:span><text:span text:style-name="T2">: 1562 </text:span><text:span text:style-name="T3">&gt;&gt;</text:span><text:span text:style-name="T2"> 1 + 56 + 2 </text:span><text:span text:style-name="T3">&gt;&gt; 59; 4536 &gt;&gt; 4 + 53 + 6 &gt;&gt; 6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9:18:09.768173848</meta:creation-date>
    <meta:generator>LibreOffice/6.0.7.3$Linux_X86_64 LibreOffice_project/00m0$Build-3</meta:generator>
    <dc:date>2020-03-03T09:49:41.502469233</dc:date>
    <meta:editing-duration>PT31M31S</meta:editing-duration>
    <meta:editing-cycles>5</meta:editing-cycles>
    <meta:document-statistic meta:table-count="0" meta:image-count="0" meta:object-count="0" meta:page-count="1" meta:paragraph-count="11" meta:word-count="156" meta:character-count="843" meta:non-whitespace-character-count="695"/>
  </office:meta>
</office:document-meta>
</file>